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08mm"/>
    </style:style>
    <style:style style:name="co3" style:family="table-column">
      <style:table-column-properties fo:break-before="auto" style:column-width="73.7mm"/>
    </style:style>
    <style:style style:name="co5" style:family="table-column">
      <style:table-column-properties fo:break-before="auto" style:column-width="104.93mm"/>
    </style:style>
    <style:style style:name="co6" style:family="table-column">
      <style:table-column-properties fo:break-before="auto" style:column-width="36.67mm"/>
    </style:style>
    <style:style style:name="co7" style:family="table-column">
      <style:table-column-properties fo:break-before="auto" style:column-width="50.84mm"/>
    </style:style>
    <style:style style:name="co8" style:family="table-column">
      <style:table-column-properties fo:break-before="auto" style:column-width="67.52mm"/>
    </style:style>
    <style:style style:name="co9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ext-properties style:text-position=""/>
    </style:style>
    <style:style style:name="ce2" style:family="table-cell" style:parent-style-name="Default" style:data-style-name="N106"/>
    <style:style style:name="ce3" style:family="table-cell" style:parent-style-name="Default" style:data-style-name="N107"/>
  </office:automatic-styles>
  <office:body>
    <office:spreadsheet>
      <table:calculation-settings table:automatic-find-labels="false"/>
      <table:table table:name="dataInput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 VARIABILE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TIPO</text:p>
          </table:table-cell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9" calcext:value-type="float">
            <text:p>9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8" calcext:value-type="float">
            <text:p>9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7" calcext:value-type="float">
            <text:p>9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6" calcext:value-type="float">
            <text:p>9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4" calcext:value-type="float">
            <text:p>9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3" calcext:value-type="float">
            <text:p>9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.1" calcext:value-type="float">
            <text:p>9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9" calcext:value-type="float">
            <text:p>8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7" calcext:value-type="float">
            <text:p>8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5" calcext:value-type="float">
            <text:p>8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4" calcext:value-type="float">
            <text:p>8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3" calcext:value-type="float">
            <text:p>8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2" calcext:value-type="float">
            <text:p>8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9" calcext:value-type="float">
            <text:p>7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7" calcext:value-type="float">
            <text:p>7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5" calcext:value-type="float">
            <text:p>7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4" calcext:value-type="float">
            <text:p>7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3" calcext:value-type="float">
            <text:p>7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.1" calcext:value-type="float">
            <text:p>7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8" calcext:value-type="float">
            <text:p>6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7" calcext:value-type="float">
            <text:p>6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6" calcext:value-type="float">
            <text:p>6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5" calcext:value-type="float">
            <text:p>-0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4" calcext:value-type="float">
            <text:p>6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2" calcext:value-type="float">
            <text:p>6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.1" calcext:value-type="float">
            <text:p>6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4" calcext:value-type="float">
            <text:p>-1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6" calcext:value-type="float">
            <text:p>-1,6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7" calcext:value-type="float">
            <text:p>-1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9" calcext:value-type="float">
            <text:p>5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7" calcext:value-type="float">
            <text:p>5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4" calcext:value-type="float">
            <text:p>5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3" calcext:value-type="float">
            <text:p>5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.1" calcext:value-type="float">
            <text:p>5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8" calcext:value-type="float">
            <text:p>-1,8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5" calcext:value-type="float">
            <text:p>-1,5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8" calcext:value-type="float">
            <text:p>-0,8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9" calcext:value-type="float">
            <text:p>-0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1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/>
        </table:table-row>
      </table:table>
      <table:table table:name="TEMPO" table:style-name="ta1"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" calcext:value-type="float">
            <text:p>2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" calcext:value-type="float">
            <text:p>3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" calcext:value-type="float">
            <text:p>4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" calcext:value-type="float">
            <text:p>5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" calcext:value-type="float">
            <text:p>6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" calcext:value-type="float">
            <text:p>7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" calcext:value-type="float">
            <text:p>8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" calcext:value-type="float">
            <text:p>9,0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9" calcext:value-type="float">
            <text:p>9,9</text:p>
          </table:table-cell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1" table:style-name="ta1">
        <table:table-column table:style-name="co4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/>
        </table:table-row>
        <table:table-row table:style-name="ro1" table:number-rows-repeated="10484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2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</table:table-row>
      </table:table>
      <table:table table:name="DP1" table:style-name="ta1"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6" calcext:value-type="float">
            <text:p>-1,6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8" calcext:value-type="float">
            <text:p>-1,8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5" calcext:value-type="float">
            <text:p>-1,5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8" calcext:value-type="float">
            <text:p>-0,8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/>
        </table:table-row>
      </table:table>
      <table:table table:name="DP2" table:style-name="ta1">
        <table:table-column table:style-name="co4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4" calcext:value-type="float">
            <text:p>-1,4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7" calcext:value-type="float">
            <text:p>-1,7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9" calcext:value-type="float">
            <text:p>-0,9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/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dataInput.A1:dataInput.C586" table:display-filter-buttons="true" table:orientation="column">
          <table:filter>
            <table:filter-and>
              <table:filter-condition table:field-number="0" table:value="Variable 6" table:operator="="/>
            </table:filter-and>
          </table:filter>
        </table:database-range>
        <table:database-range table:name="__Anonymous_Sheet_DB__1" table:target-range-address="TEMPO.A1:TEMPO.B10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5:09:22.6262054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5T15:21:53.236692689</dc:date>
    <dc:creator>luigi talamona</dc:creator>
    <meta:editing-duration>PT30M9S</meta:editing-duration>
    <meta:editing-cycles>12</meta:editing-cycles>
    <meta:generator>LibreOffice/5.1.6.2$Linux_X86_64 LibreOffice_project/10m0$Build-2</meta:generator>
    <meta:document-statistic meta:table-count="6" meta:cell-count="2175" meta:object-count="0"/>
  </office:meta>
</office:document-meta>
</file>